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demy sans" svg:font-family="'udemy sans', 'sf pro display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c1d1f" style:font-name="udemy sans" fo:font-size="18pt" fo:font-style="normal" fo:font-weight="bold" style:font-size-asian="18pt" style:font-weight-asian="bold" style:font-size-complex="18pt" style:font-weight-complex="bold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officeooo:paragraph-rsid="000a9522"/>
    </style:style>
    <style:style style:name="P4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0a9522"/>
    </style:style>
    <style:style style:name="T1" style:family="text">
      <style:text-properties fo:font-variant="normal" fo:text-transform="none" fo:color="#1c1d1f" style:font-name="udemy sans1" fo:font-size="13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1c1d1f" style:font-name="udemy sans1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5624d0" style:text-line-through-style="none" style:text-line-through-type="none" style:font-name="udemy sans1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">
        <style:list-level-properties text:space-before="0.136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ful Resources &amp; Links</text:p>
      <text:p text:style-name="P2"><text:span text:style-name="Strong_20_Emphasis"><text:span text:style-name="T1">Attached, you find the source code</text:span></text:span><text:span text:style-name="T2"> for this section (multiple code snapshots - also attached to individual lectures throughout this module).</text:span></text:p>
      <text:p text:style-name="P2"><text:span text:style-name="T2"/></text:p>
      <text:p text:style-name="P4"><text:span text:style-name="T2">In addition, the </text:span><text:span text:style-name="Strong_20_Emphasis"><text:span text:style-name="T1">following resources </text:span></text:span><text:span text:style-name="T2">might be helpful:</text:span></text:p>
      <text:list xml:id="list1491665366" text:style-name="L2">
        <text:list-item>
          <text:p text:style-name="P3"><text:span text:style-name="T2">Official Debugging Docs: </text:span><text:a xlink:type="simple" xlink:href="https://flutter.dev/docs/testing/debugging" text:style-name="Internet_20_link" text:visited-style-name="Visited_20_Internet_20_Link"><text:span text:style-name="T3">https://flutter.dev/docs/testing/debugging</text:span></text:a></text:p>
        </text:list-item>
        <text:list-item>
          <text:p text:style-name="P3"><text:span text:style-name="T2">Dart Dev Tools: </text:span><text:a xlink:type="simple" xlink:href="https://flutter.github.io/devtools/" office:target-frame-name="_blank" xlink:show="new" text:style-name="Internet_20_link" text:visited-style-name="Visited_20_Internet_20_Link"><text:span text:style-name="T3">https://flutter.github.io/devtools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demy sans" svg:font-family="'udemy sans', 'sf pro display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6:16:49.055927493</meta:creation-date>
    <dc:date>2022-05-17T16:18:58.343642068</dc:date>
    <meta:editing-duration>PT2M9S</meta:editing-duration>
    <meta:editing-cycles>1</meta:editing-cycles>
    <meta:document-statistic meta:table-count="0" meta:image-count="0" meta:object-count="0" meta:page-count="1" meta:paragraph-count="5" meta:word-count="43" meta:character-count="338" meta:non-whitespace-character-count="302"/>
    <meta:generator>LibreOffice/6.4.7.2$Linux_X86_64 LibreOffice_project/40$Build-2</meta:generator>
  </office:meta>
</office:document-meta>
</file>